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="Arrow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2.90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1cm" svg:y1="3.34cm" svg:x2="4.81cm" svg:y2="2.705cm">
          <text:p/>
        </draw:line>
        <draw:custom-shape draw:style-name="gr1" draw:text-style-name="P1" draw:layer="layout" svg:width="6.35cm" svg:height="6.35cm" svg:x="12.42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82cm" svg:y1="3.222cm" svg:x2="15.582cm" svg:y2="2.587cm">
          <text:p/>
        </draw:line>
        <draw:frame draw:style-name="gr3" draw:layer="layout" svg:width="2.788cm" svg:height="0.962cm" svg:x="3.492cm" svg:y="1.635cm">
          <draw:text-box>
            <text:p>encoder</text:p>
          </draw:text-box>
        </draw:frame>
        <draw:frame draw:style-name="gr3" draw:layer="layout" svg:width="3.177cm" svg:height="0.962cm" svg:x="13.83cm" svg:y="1.635cm">
          <draw:text-box>
            <text:p>odometer</text:p>
          </draw:text-box>
        </draw:frame>
        <draw:custom-shape draw:style-name="gr4" draw:text-style-name="P1" draw:layer="layout" svg:width="4.128cm" svg:height="0.952cm" svg:x="7.632cm" svg:y="5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3.567cm" svg:height="1.673cm" svg:x="8.528cm" svg:y="3.575cm">
          <draw:text-box>
            <text:p text:style-name="P1">External</text:p>
            <text:p text:style-name="P1">Gear Ratio</text:p>
          </draw:text-box>
        </draw:frame>
        <draw:frame draw:style-name="gr3" draw:layer="layout" svg:width="0.82cm" svg:height="0.962cm" svg:x="7.765cm" svg:y="3.892cm">
          <draw:text-box>
            <text:p>x</text:p>
          </draw:text-box>
        </draw:frame>
        <draw:frame draw:style-name="gr3" draw:layer="layout" svg:width="0.853cm" svg:height="0.962cm" svg:x="4.457cm" svg:y="3.575cm">
          <draw:text-box>
            <text:p>0</text:p>
          </draw:text-box>
        </draw:frame>
        <draw:frame draw:style-name="gr3" draw:layer="layout" svg:width="0.853cm" svg:height="0.962cm" svg:x="15.252cm" svg:y="3.683cm">
          <draw:text-box>
            <text:p>0</text:p>
          </draw:text-box>
        </draw:frame>
        <draw:frame draw:style-name="gr3" draw:layer="layout" svg:width="1.916cm" svg:height="0.962cm" svg:x="3.822cm" svg:y="5.153cm">
          <draw:text-box>
            <text:p>0 : M</text:p>
          </draw:text-box>
        </draw:frame>
        <draw:frame draw:style-name="gr3" draw:layer="layout" svg:width="1.844cm" svg:height="0.962cm" svg:x="12.712cm" svg:y="5.797cm">
          <draw:text-box>
            <text:p>0 : N</text:p>
          </draw:text-box>
        </draw:frame>
        <draw:frame draw:style-name="gr3" draw:layer="layout" svg:width="1.031cm" svg:height="0.962cm" svg:x="6.997cm" svg:y="3.883cm">
          <draw:text-box>
            <text:p>M</text:p>
          </draw:text-box>
        </draw:frame>
        <draw:custom-shape draw:style-name="gr1" draw:text-style-name="P1" draw:layer="layout" svg:width="3.81cm" svg:height="3.81cm" draw:transform="rotate (0.515221195188629) translate (2.428cm 13.8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7cm" svg:y1="12.665cm" svg:x2="3.657cm" svg:y2="12.112cm">
          <text:p/>
        </draw:line>
        <draw:frame draw:style-name="gr3" draw:layer="layout" svg:width="0.82cm" svg:height="0.962cm" draw:transform="rotate (0.515221195188629) translate (3.779cm 13.043cm)">
          <draw:text-box>
            <text:p>z</text:p>
          </draw:text-box>
        </draw:frame>
        <draw:frame draw:style-name="gr3" draw:layer="layout" svg:width="1.916cm" svg:height="0.962cm" draw:transform="rotate (0.515221195188629) translate (4.003cm 14.729cm)">
          <draw:text-box>
            <text:p>0 : M</text:p>
          </draw:text-box>
        </draw:frame>
        <draw:custom-shape draw:style-name="gr4" draw:text-style-name="P1" draw:layer="layout" svg:width="4.128cm" svg:height="0.952cm" svg:x="7.667cm" svg:y="14.0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3.817cm" svg:height="0.962cm" svg:x="7.66cm" svg:y="13.078cm">
          <draw:text-box>
            <text:p>- Zero Point</text:p>
          </draw:text-box>
        </draw:frame>
        <draw:path draw:style-name="gr5" draw:text-style-name="P1" draw:layer="layout" svg:width="2.917cm" svg:height="2.917cm" draw:transform="rotate (-2.35619449019309) translate (17.509cm 17.757cm)" svg:viewBox="0 0 2918 2918" svg:d="m0-49874c2469 225 2918 2919 2918 2919">
          <text:p/>
        </draw:path>
        <draw:custom-shape draw:style-name="gr1" draw:text-style-name="P1" draw:layer="layout" svg:width="6.35cm" svg:height="6.35cm" svg:x="12.43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87cm" svg:y1="11.089cm" svg:x2="15.587cm" svg:y2="10.454cm">
          <text:p/>
        </draw:line>
        <draw:frame draw:style-name="gr3" draw:layer="layout" svg:width="0.853cm" svg:height="0.962cm" svg:x="15.257cm" svg:y="11.55cm">
          <draw:text-box>
            <text:p>0</text:p>
          </draw:text-box>
        </draw:frame>
        <draw:path draw:style-name="gr6" draw:text-style-name="P1" draw:layer="layout" svg:width="2.917cm" svg:height="2.917cm" draw:transform="rotate (-0.785398163398486) translate (15.7284999999994cm 3.7335cm)" svg:viewBox="0 0 2918 2918" svg:d="m2918-16963c-2469 224-2918 2918-2918 2918">
          <text:p/>
        </draw:path>
        <draw:frame draw:style-name="gr3" draw:layer="layout" svg:width="2.085cm" svg:height="0.962cm" svg:x="8.405cm" svg:y="6.423cm">
          <draw:text-box>
            <text:p>Scale</text:p>
          </draw:text-box>
        </draw:frame>
        <draw:frame draw:style-name="gr3" draw:layer="layout" svg:width="2.86cm" svg:height="0.962cm" svg:x="7.982cm" svg:y="15.217cm">
          <draw:text-box>
            <text:p>Rotation</text:p>
          </draw:text-box>
        </draw:frame>
        <draw:frame draw:style-name="gr3" draw:layer="layout" svg:width="2.056cm" svg:height="0.962cm" svg:x="16.583cm" svg:y="5.797cm">
          <draw:text-box>
            <text:p>0 : -N</text:p>
          </draw:text-box>
        </draw:frame>
        <draw:custom-shape draw:style-name="gr1" draw:text-style-name="P1" draw:layer="layout" svg:width="3.81cm" svg:height="3.81cm" draw:transform="rotate (0.515221195188629) translate (2.428cm 22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7cm" svg:y1="21.143cm" svg:x2="3.657cm" svg:y2="20.59cm">
          <text:p/>
        </draw:line>
        <draw:frame draw:style-name="gr3" draw:layer="layout" svg:width="0.82cm" svg:height="0.962cm" draw:transform="rotate (0.515221195188629) translate (3.779cm 21.521cm)">
          <draw:text-box>
            <text:p>z</text:p>
          </draw:text-box>
        </draw:frame>
        <draw:frame draw:style-name="gr3" draw:layer="layout" svg:width="1.916cm" svg:height="0.962cm" draw:transform="rotate (0.515221195188629) translate (4.003cm 23.207cm)">
          <draw:text-box>
            <text:p>0 : M</text:p>
          </draw:text-box>
        </draw:frame>
        <draw:custom-shape draw:style-name="gr4" draw:text-style-name="P1" draw:layer="layout" svg:width="4.128cm" svg:height="0.952cm" svg:x="7.667cm" svg:y="22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4.024cm" svg:height="0.962cm" svg:x="7.66cm" svg:y="21.556cm">
          <draw:text-box>
            <text:p>Reverse * -1</text:p>
          </draw:text-box>
        </draw:frame>
        <draw:custom-shape draw:style-name="gr1" draw:text-style-name="P1" draw:layer="layout" svg:width="6.35cm" svg:height="6.35cm" svg:x="12.43cm" svg:y="1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87cm" svg:y1="19.567cm" svg:x2="15.587cm" svg:y2="18.932cm">
          <text:p/>
        </draw:line>
        <draw:frame draw:style-name="gr3" draw:layer="layout" svg:width="0.853cm" svg:height="0.962cm" svg:x="15.257cm" svg:y="20.028cm">
          <draw:text-box>
            <text:p>0</text:p>
          </draw:text-box>
        </draw:frame>
        <draw:frame draw:style-name="gr3" draw:layer="layout" svg:width="1.522cm" svg:height="0.962cm" svg:x="8.685cm" svg:y="23.533cm">
          <draw:text-box>
            <text:p>Flip</text:p>
          </draw:text-box>
        </draw:frame>
        <draw:frame draw:style-name="gr3" draw:layer="layout" svg:width="2.056cm" svg:height="0.962cm" svg:x="12.747cm" svg:y="21.945cm">
          <draw:text-box>
            <text:p>0 : -N</text:p>
          </draw:text-box>
        </draw:frame>
        <draw:path draw:style-name="gr6" draw:text-style-name="P1" draw:layer="layout" svg:width="2.917cm" svg:height="2.917cm" draw:transform="rotate (-0.785398163398486) translate (15.7634999999994cm 19.8815cm)" svg:viewBox="0 0 2918 2918" svg:d="m2918 5824c-2469 225-2918 2918-2918 2918">
          <text:p/>
        </draw:path>
        <draw:frame draw:style-name="gr3" draw:layer="layout" svg:width="1.844cm" svg:height="0.962cm" svg:x="16.618cm" svg:y="21.945cm">
          <draw:text-box>
            <text:p>0 : 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2-05-13T16:39:08</meta:creation-date>
    <dc:date>2012-05-13T17:05:29</dc:date>
    <dc:creator>Robin Knight</dc:creator>
    <meta:editing-duration>PT00H11M11S</meta:editing-duration>
    <meta:editing-cycles>1</meta:editing-cycles>
    <meta:document-statistic meta:object-count="41"/>
    <meta:generator>OpenOffice.org/3.2$Unix OpenOffice.org_project/320m12$Build-9483</meta:generator>
  </office:meta>
</office:document-meta>
</file>